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3.02mm"/>
    </style:style>
    <style:style style:name="co3" style:family="table-column">
      <style:table-column-properties fo:break-before="auto" style:column-width="86.3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qrparm.orog description</text:p>
          </table:table-cell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id cube</text:p>
          </table:table-cell>
          <table:table-cell table:style-name="Default" office:value-type="string" calcext:value-type="string">
            <text:p>stash</text:p>
          </table:table-cell>
          <table:table-cell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01s00i034</text:p>
          </table:table-cell>
          <table:table-cell office:value-type="string" calcext:value-type="string">
            <text:p>STANDARD DEVIATION OF OROGRAPHY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01s00i005</text:p>
          </table:table-cell>
          <table:table-cell office:value-type="string" calcext:value-type="string">
            <text:p>OROGRAPHIC GRADIENT <text:s/>X COMPONENT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01s00i006</text:p>
          </table:table-cell>
          <table:table-cell office:value-type="string" calcext:value-type="string">
            <text:p>OROGRAPHIC GRADIENT <text:s/>Y COMPONENT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01s00i035</text:p>
          </table:table-cell>
          <table:table-cell office:value-type="string" calcext:value-type="string">
            <text:p>OROGRAPHIC GRADIENT XX COMPONENT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01s00i036</text:p>
          </table:table-cell>
          <table:table-cell office:value-type="string" calcext:value-type="string">
            <text:p>OROGRAPHIC GRADIENT XY COMPONENT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01s00i037</text:p>
          </table:table-cell>
          <table:table-cell office:value-type="string" calcext:value-type="string">
            <text:p>OROGRAPHIC GRADIENT YY COMPONENT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01s00i017</text:p>
          </table:table-cell>
          <table:table-cell office:value-type="string" calcext:value-type="string">
            <text:p>SILHOUETTE OROGRAPHIC ROUGHNESS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m01s00i018</text:p>
          </table:table-cell>
          <table:table-cell office:value-type="string" calcext:value-type="string">
            <text:p>HALF OF <text:s/>(PEAK TO TROUGH HT OF OROG)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01s00i007</text:p>
          </table:table-cell>
          <table:table-cell office:value-type="string" calcext:value-type="string">
            <text:p>UNFILTERED OROGRAPHY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urface_altitude</text:p>
          </table:table-cell>
          <table:table-cell office:value-type="string" calcext:value-type="string">
            <text:p>OROGRAPH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7T15:32:01.573931882</meta:creation-date>
    <dc:date>2020-05-07T15:42:17.296581981</dc:date>
    <meta:editing-duration>PT10M16S</meta:editing-duration>
    <meta:editing-cycles>2</meta:editing-cycles>
    <meta:generator>LibreOffice/6.0.7.3$Linux_X86_64 LibreOffice_project/00m0$Build-3</meta:generator>
    <meta:document-statistic meta:table-count="1" meta:cell-count="33" meta:object-count="0"/>
  </office:meta>
</office:document-meta>
</file>